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"/>
    <style:font-face style:name="YS Text Optional" svg:font-family="'YS Text Optional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b5172"/>
    </style:style>
    <style:style style:name="P4" style:family="paragraph" style:parent-style-name="Text_20_body">
      <style:paragraph-properties fo:text-align="start" style:justify-single-word="false"/>
      <style:text-properties style:font-name="Liberation Mono" fo:font-size="12pt" fo:background-color="#b4c7dc" style:font-size-asian="12pt" style:font-size-complex="12pt"/>
    </style:style>
    <style:style style:name="P5" style:family="paragraph" style:parent-style-name="Text_20_body">
      <style:text-properties style:font-name="Liberation Mono" fo:font-weight="bold" officeooo:paragraph-rsid="0024e5c7" fo:background-color="#b4c7dc" style:font-weight-asian="bold" style:font-weight-complex="bold"/>
    </style:style>
    <style:style style:name="P6" style:family="paragraph" style:parent-style-name="Text_20_body">
      <style:text-properties fo:font-variant="normal" fo:text-transform="none" fo:color="#444444" style:font-name="Liberation Mono" fo:font-size="12pt" fo:letter-spacing="normal" fo:font-style="normal" fo:font-weight="normal" fo:background-color="#b4c7dc"/>
    </style:style>
    <style:style style:name="P7" style:family="paragraph" style:parent-style-name="Text_20_body">
      <style:text-properties fo:font-variant="normal" fo:text-transform="none" fo:color="#000000" style:font-name="Open Sans" fo:font-size="12pt" fo:letter-spacing="normal" fo:font-style="normal" fo:font-weight="normal" officeooo:rsid="002399bf" officeooo:paragraph-rsid="002399bf" fo:background-color="#b4c7dc"/>
    </style:style>
    <style:style style:name="P8" style:family="paragraph" style:parent-style-name="Text_20_body">
      <style:text-properties fo:background-color="#b4c7dc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2pt" fo:letter-spacing="normal" fo:font-style="normal" fo:font-weight="bold" officeooo:paragraph-rsid="001b5172" fo:background-color="#afd095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2pt" fo:letter-spacing="normal" fo:font-style="normal" fo:font-weight="bold" officeooo:rsid="001b8deb" officeooo:paragraph-rsid="001b8deb" fo:background-color="#afd095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2pt" fo:letter-spacing="normal" fo:font-style="normal" fo:font-weight="normal" officeooo:rsid="001b8deb" officeooo:paragraph-rsid="001b5172" fo:background-color="#afd095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666666" style:font-name="Liberation Mono" fo:font-size="12pt" fo:letter-spacing="normal" fo:font-style="normal" fo:font-weight="normal" officeooo:rsid="001b8deb" officeooo:paragraph-rsid="001b8deb" fo:background-color="#afd095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font-size="12pt" style:font-size-asian="12pt" style:font-size-complex="12pt"/>
    </style:style>
    <style:style style:name="P14" style:family="paragraph" style:parent-style-name="Preformatted_20_Text">
      <style:text-properties fo:font-size="12pt" fo:background-color="#afd095" style:font-size-asian="12pt" style:font-size-complex="12pt"/>
    </style:style>
    <style:style style:name="P15" style:family="paragraph" style:parent-style-name="Preformatted_20_Text">
      <style:text-properties fo:font-size="12pt" fo:background-color="#ffaa95" style:font-size-asian="12pt" style:font-size-complex="12pt"/>
    </style:style>
    <style:style style:name="P16" style:family="paragraph" style:parent-style-name="Preformatted_20_Text">
      <style:text-properties fo:font-size="12pt" fo:font-weight="bold" officeooo:paragraph-rsid="00271505" fo:background-color="#b4c7dc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bold" officeooo:rsid="00271505" officeooo:paragraph-rsid="00271505" fo:background-color="#b4c7dc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Mono" fo:font-size="12pt" fo:background-color="#ffbf00" style:font-size-asian="12pt" style:font-size-complex="12pt"/>
    </style:style>
    <style:style style:name="P19" style:family="paragraph" style:parent-style-name="Preformatted_20_Text">
      <style:text-properties style:font-name="Liberation Mono" fo:font-size="12pt" style:font-size-asian="12pt" style:font-size-complex="12pt"/>
    </style:style>
    <style:style style:name="P20" style:family="paragraph" style:parent-style-name="Preformatted_20_Text">
      <style:text-properties style:font-name="Liberation Mono" fo:font-size="12pt" fo:background-color="#b3cac7" style:font-size-asian="12pt" style:font-size-complex="12pt"/>
    </style:style>
    <style:style style:name="P21" style:family="paragraph" style:parent-style-name="Preformatted_20_Text">
      <style:text-properties style:font-name="Liberation Mono" fo:font-size="12pt" fo:background-color="#afd095" style:font-size-asian="12pt" style:font-size-complex="12pt"/>
    </style:style>
    <style:style style:name="P22" style:family="paragraph" style:parent-style-name="Preformatted_20_Text">
      <style:text-properties style:font-name="Liberation Mono" fo:font-size="12pt" fo:background-color="#b4c7dc" style:font-size-asian="12pt" style:font-size-complex="12pt"/>
    </style:style>
    <style:style style:name="P23" style:family="paragraph" style:parent-style-name="Preformatted_20_Text">
      <style:text-properties style:font-name="Liberation Mono" fo:font-size="12pt" fo:background-color="#ffa6a6" style:font-size-asian="12pt" style:font-size-complex="12pt"/>
    </style:style>
    <style:style style:name="P24" style:family="paragraph" style:parent-style-name="Preformatted_20_Text">
      <style:text-properties style:font-name="Liberation Mono" fo:font-size="12pt" fo:background-color="#ffe994" style:font-size-asian="12pt" style:font-size-complex="12pt"/>
    </style:style>
    <style:style style:name="P25" style:family="paragraph" style:parent-style-name="Preformatted_20_Text">
      <style:text-properties style:font-name="Liberation Mono" fo:font-size="12pt" fo:background-color="#81aca6" style:font-size-asian="12pt" style:font-size-complex="12pt"/>
    </style:style>
    <style:style style:name="P26" style:family="paragraph" style:parent-style-name="Preformatted_20_Text">
      <style:text-properties style:font-name="Liberation Mono" fo:font-size="12pt" fo:background-color="#ffd8ce" style:font-size-asian="12pt" style:font-size-complex="12pt"/>
    </style:style>
    <style:style style:name="P27" style:family="paragraph" style:parent-style-name="Preformatted_20_Text">
      <style:text-properties style:font-name="Liberation Mono" fo:font-size="12pt" fo:background-color="#dddddd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271505" fo:background-color="#b4c7dc" style:font-size-asian="10pt" style:font-size-complex="10pt"/>
    </style:style>
    <style:style style:name="P29" style:family="paragraph" style:parent-style-name="Preformatted_20_Text">
      <style:text-properties officeooo:paragraph-rsid="00271505"/>
    </style:style>
    <style:style style:name="P30" style:family="paragraph" style:parent-style-name="Preformatted_20_Text">
      <style:text-properties fo:color="#000000" fo:font-size="12pt" fo:font-weight="bold" fo:background-color="#ffaa95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margin-top="0in" fo:margin-bottom="0in" loext:contextual-spacing="false" fo:line-height="171%" fo:orphans="2" fo:widows="2" fo:padding="0.0193in" fo:border="0.06pt solid #ededed"/>
      <style:text-properties fo:font-variant="normal" fo:text-transform="none" fo:color="#000000" style:font-name="Liberation Mono" fo:letter-spacing="normal" fo:font-style="normal" fo:font-weight="normal" officeooo:rsid="001c689b" officeooo:paragraph-rsid="001c689b" style:font-weight-asian="normal" style:font-weight-complex="normal"/>
    </style:style>
    <style:style style:name="P32" style:family="paragraph" style:parent-style-name="Preformatted_20_Text">
      <style:paragraph-properties fo:margin-top="0in" fo:margin-bottom="0in" loext:contextual-spacing="false" fo:line-height="171%" fo:orphans="2" fo:widows="2" fo:padding="0.0193in" fo:border="0.06pt solid #ededed"/>
      <style:text-properties fo:font-variant="normal" fo:text-transform="none" fo:color="#000000" style:font-name="Liberation Mono" fo:font-size="12pt" fo:letter-spacing="normal" fo:font-style="normal" fo:font-weight="bold" officeooo:rsid="001c689b" officeooo:paragraph-rsid="001c689b" fo:background-color="#afd095" style:font-size-asian="12pt" style:font-weight-asian="bold" style:font-size-complex="12pt" style:font-weight-complex="bold"/>
    </style:style>
    <style:style style:name="P33" style:family="paragraph" style:parent-style-name="Preformatted_20_Text">
      <style:paragraph-properties fo:margin-top="0in" fo:margin-bottom="0in" loext:contextual-spacing="false" fo:line-height="171%" fo:orphans="2" fo:widows="2" fo:padding="0.0193in" fo:border="0.06pt solid #ededed"/>
      <style:text-properties fo:font-variant="normal" fo:text-transform="none" fo:color="#666666" style:font-name="Liberation Mono" fo:font-size="12pt" fo:letter-spacing="normal" fo:font-style="normal" fo:font-weight="normal" fo:background-color="#afd095" style:font-size-asian="12pt" style:font-size-complex="12pt"/>
    </style:style>
    <style:style style:name="P34" style:family="paragraph" style:parent-style-name="Preformatted_20_Text">
      <style:paragraph-properties fo:margin-top="0in" fo:margin-bottom="0in" loext:contextual-spacing="false" fo:line-height="171%" fo:orphans="2" fo:widows="2" fo:padding="0.0193in" fo:border="0.06pt solid #ededed"/>
      <style:text-properties fo:font-variant="normal" fo:text-transform="none" fo:color="#666666" style:font-name="Liberation Mono" fo:font-size="12pt" fo:letter-spacing="normal" fo:font-style="normal" fo:font-weight="normal" officeooo:rsid="001c689b" officeooo:paragraph-rsid="002d1214" fo:background-color="#afd095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in" fo:margin-right="0in" fo:margin-top="0in" fo:margin-bottom="0.2602in" loext:contextual-spacing="false" fo:orphans="2" fo:widows="2" fo:text-indent="0in" style:auto-text-indent="false" fo:padding="0in" fo:border="none"/>
      <style:text-properties fo:font-variant="normal" fo:text-transform="none" fo:color="#000000" style:font-name="Liberation Mono" fo:font-size="12pt" fo:letter-spacing="normal" fo:font-style="normal" fo:font-weight="normal" fo:background-color="#b4c7dc" style:font-size-asian="12pt" style:font-size-complex="12pt"/>
    </style:style>
    <style:style style:name="P36" style:family="paragraph" style:parent-style-name="Text_20_body">
      <style:paragraph-properties fo:margin-left="0in" fo:margin-right="0in" fo:margin-top="0in" fo:margin-bottom="0.2602in" loext:contextual-spacing="false" fo:orphans="2" fo:widows="2" fo:text-indent="0in" style:auto-text-indent="false" fo:padding="0in" fo:border="none"/>
      <style:text-properties fo:font-variant="normal" fo:text-transform="none" fo:color="#000000" style:font-name="Liberation Mono" fo:font-size="12pt" fo:letter-spacing="normal" fo:font-style="normal" fo:font-weight="normal" fo:background-color="#b4c7dc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officeooo:paragraph-rsid="002a3ae6"/>
    </style:style>
    <style:style style:name="P3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0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41" style:family="paragraph" style:parent-style-name="Heading_20_3">
      <style:paragraph-properties fo:text-align="center" style:justify-single-word="false"/>
    </style:style>
    <style:style style:name="P42" style:family="paragraph" style:parent-style-name="Heading_20_3">
      <style:paragraph-properties fo:text-align="center" style:justify-single-word="false"/>
      <style:text-properties officeooo:paragraph-rsid="001b5172"/>
    </style:style>
    <style:style style:name="P4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YS Text Optional" fo:font-size="12.75pt" fo:letter-spacing="normal" fo:font-style="normal" fo:font-weight="normal" officeooo:rsid="002fd906" officeooo:paragraph-rsid="002fd906"/>
    </style:style>
    <style:style style:name="P4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YS Text Optional" fo:font-size="12.75pt" fo:letter-spacing="normal" fo:font-style="normal" fo:font-weight="normal" officeooo:rsid="00305080" officeooo:paragraph-rsid="00305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706" style:font-weight-asian="bold" style:font-weight-complex="bold"/>
    </style:style>
    <style:style style:name="T3" style:family="text">
      <style:text-properties fo:font-weight="bold" fo:background-color="#afd095" loext:char-shading-value="0" style:font-weight-asian="bold" style:font-weight-complex="bold"/>
    </style:style>
    <style:style style:name="T4" style:family="text">
      <style:text-properties fo:background-color="#afd095" loext:char-shading-value="0"/>
    </style:style>
    <style:style style:name="T5" style:family="text">
      <style:text-properties officeooo:rsid="001b8de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8deb" style:font-weight-asian="normal" style:font-weight-complex="normal"/>
    </style:style>
    <style:style style:name="T8" style:family="text">
      <style:text-properties fo:font-weight="normal" officeooo:rsid="001c689b" style:font-weight-asian="normal" style:font-weight-complex="normal"/>
    </style:style>
    <style:style style:name="T9" style:family="text">
      <style:text-properties fo:font-weight="normal" officeooo:rsid="001ef16c" style:font-weight-asian="normal" style:font-weight-complex="normal"/>
    </style:style>
    <style:style style:name="T10" style:family="text">
      <style:text-properties fo:font-weight="normal" officeooo:rsid="002fd906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1b8deb" style:font-weight-asian="bold" style:font-weight-complex="bold"/>
    </style:style>
    <style:style style:name="T15" style:family="text">
      <style:text-properties fo:color="#000000" fo:font-weight="bold" officeooo:rsid="001c689b" style:font-name-asian="Noto Sans Mono CJK SC" style:font-weight-asian="bold" style:font-name-complex="Liberation Mono" style:font-weight-complex="bold"/>
    </style:style>
    <style:style style:name="T16" style:family="text">
      <style:text-properties fo:color="#000000" officeooo:rsid="001b8deb"/>
    </style:style>
    <style:style style:name="T17" style:family="text">
      <style:text-properties fo:color="#000000" officeooo:rsid="001c689b"/>
    </style:style>
    <style:style style:name="T18" style:family="text">
      <style:text-properties fo:color="#000000" style:font-name="Open Sans"/>
    </style:style>
    <style:style style:name="T19" style:family="text">
      <style:text-properties fo:color="#000000" style:font-weight-asian="normal" style:font-weight-complex="normal"/>
    </style:style>
    <style:style style:name="T20" style:family="text">
      <style:text-properties officeooo:rsid="001fb706"/>
    </style:style>
    <style:style style:name="T21" style:family="text">
      <style:text-properties fo:font-variant="normal" fo:text-transform="none" fo:color="#444444" fo:letter-spacing="normal" fo:background-color="#b4c7dc" loext:char-shading-value="0" loext:padding="0in" loext:border="none"/>
    </style:style>
    <style:style style:name="T22" style:family="text">
      <style:text-properties fo:font-variant="normal" fo:text-transform="none" fo:color="#000000" style:font-name="Liberation Mono" fo:font-size="12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style:font-name="Liberation Mono" fo:font-size="12pt" fo:letter-spacing="normal" fo:font-style="normal" fo:font-weight="bold" officeooo:rsid="0021ae0b" style:font-weight-asian="bold" style:font-weight-complex="bold"/>
    </style:style>
    <style:style style:name="T24" style:family="text">
      <style:text-properties fo:font-variant="normal" fo:text-transform="none" fo:color="#000000" style:font-name="Liberation Mono" fo:font-size="12pt" fo:letter-spacing="normal" fo:font-style="normal" fo:font-weight="bold" fo:background-color="#b4c7dc" loext:char-shading-value="0" style:font-weight-asian="bold" style:font-weight-complex="bold" loext:padding="0in" loext:border="none"/>
    </style:style>
    <style:style style:name="T25" style:family="text">
      <style:text-properties fo:font-variant="normal" fo:text-transform="none" fo:color="#000000" style:font-name="Liberation Mono" fo:font-size="12pt" fo:letter-spacing="normal" fo:font-style="normal" fo:font-weight="normal"/>
    </style:style>
    <style:style style:name="T26" style:family="text">
      <style:text-properties fo:font-variant="normal" fo:text-transform="none" fo:color="#000000" style:font-name="Liberation Mono" fo:font-size="12pt" fo:letter-spacing="normal" fo:font-style="normal" fo:font-weight="normal" fo:background-color="#b4c7dc" loext:char-shading-value="0" style:font-weight-asian="bold" style:font-weight-complex="bold" loext:padding="0in" loext:border="none"/>
    </style:style>
    <style:style style:name="T27" style:family="text">
      <style:text-properties fo:font-variant="normal" fo:text-transform="none" fo:color="#000000" style:font-name="Liberation Mono" fo:font-size="12pt" fo:letter-spacing="normal" fo:font-style="normal" fo:font-weight="normal" officeooo:rsid="002a3ae6" fo:background-color="#b4c7dc" loext:char-shading-value="0" style:font-weight-asian="normal" style:font-weight-complex="normal" loext:padding="0in" loext:border="none"/>
    </style:style>
    <style:style style:name="T28" style:family="text">
      <style:text-properties fo:font-variant="normal" fo:text-transform="none" fo:color="#000000" fo:letter-spacing="normal" fo:font-style="normal" fo:font-weight="normal"/>
    </style:style>
    <style:style style:name="T29" style:family="text">
      <style:text-properties fo:font-variant="normal" fo:text-transform="none" fo:color="#000000" fo:letter-spacing="normal" fo:font-style="normal" fo:font-weight="normal" officeooo:rsid="001fb706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24e5c7" style:font-weight-asian="normal" style:font-weight-complex="normal"/>
    </style:style>
    <style:style style:name="T31" style:family="text">
      <style:text-properties fo:font-variant="normal" fo:text-transform="none" fo:color="#000000" fo:font-size="12pt" fo:letter-spacing="normal" fo:font-style="normal" officeooo:rsid="002399bf"/>
    </style:style>
    <style:style style:name="T32" style:family="text">
      <style:text-properties fo:font-variant="normal" fo:text-transform="none" fo:color="#000000" fo:font-size="12pt" fo:letter-spacing="normal" fo:font-style="normal" officeooo:rsid="0024e5c7"/>
    </style:style>
    <style:style style:name="T33" style:family="text">
      <style:text-properties fo:font-variant="normal" fo:text-transform="none" fo:color="#000000" style:font-name="YS Text Optional" fo:font-size="12.75pt" fo:letter-spacing="normal" fo:font-style="normal" fo:font-weight="normal"/>
    </style:style>
    <style:style style:name="T34" style:family="text">
      <style:text-properties fo:font-variant="normal" fo:text-transform="none" fo:color="#ff9950" style:text-line-through-style="none" style:text-line-through-type="none" style:font-name="Open Sans" fo:font-size="12pt" fo:letter-spacing="normal" fo:font-style="normal" style:text-underline-style="none" fo:font-weight="normal" style:text-blinking="false" loext:padding="0in" loext:border="none"/>
    </style:style>
    <style:style style:name="T35" style:family="text">
      <style:text-properties style:font-name="Liberation Mono" fo:font-size="12pt" officeooo:rsid="001fb706" fo:background-color="#b4c7dc" loext:char-shading-value="0" style:font-size-asian="12pt" style:font-size-complex="12pt"/>
    </style:style>
    <style:style style:name="T36" style:family="text">
      <style:text-properties style:font-name="Liberation Mono" fo:font-size="10pt" fo:background-color="#b4c7dc" loext:char-shading-value="0" style:font-size-asian="10pt" style:font-size-complex="10pt"/>
    </style:style>
    <style:style style:name="T37" style:family="text">
      <style:text-properties style:font-name="Liberation Mono" fo:font-size="10pt" officeooo:rsid="00271505" fo:background-color="#b4c7dc" loext:char-shading-value="0" style:font-size-asian="10pt" style:font-size-complex="10pt"/>
    </style:style>
    <style:style style:name="T38" style:family="text">
      <style:text-properties fo:font-size="12pt" fo:font-weight="bold" fo:background-color="#b4c7dc" loext:char-shading-value="0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271505" fo:background-color="#b4c7dc" loext:char-shading-value="0" style:font-size-asian="12pt" style:font-weight-asian="bold" style:font-size-complex="12pt" style:font-weight-complex="bold"/>
    </style:style>
    <style:style style:name="T40" style:family="text">
      <style:text-properties officeooo:rsid="0021ae0b"/>
    </style:style>
    <style:style style:name="T41" style:family="text">
      <style:text-properties officeooo:rsid="002763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3">Базовые команды для Линукс</text:h>
      <text:p text:style-name="P19"/>
      <text:p text:style-name="P18"><text:span text:style-name="T1">cd /home</text:span> <text:s/>перейти в директорию '/home'</text:p>
      <text:p text:style-name="P18"><text:span text:style-name="T1">cd ..</text:span> <text:s/>перейти в директорию уровнем выше</text:p>
      <text:p text:style-name="P18"><text:span text:style-name="T1">cd ../..</text:span> <text:s/>перейти в директорию двумя уровнями выше</text:p>
      <text:p text:style-name="P18"><text:span text:style-name="T1">cd</text:span> <text:s/>перейти в домашнюю директорию</text:p>
      <text:p text:style-name="P18"><text:span text:style-name="T1">cd ~user</text:span> <text:s/>перейти в домашнюю директорию пользователя user</text:p>
      <text:p text:style-name="P18"><text:span text:style-name="T1">cd - </text:span><text:s/>перейти в директорию, в которой находились до перехода в текущую директорию</text:p>
      <text:p text:style-name="P19"/>
      <text:p text:style-name="P20"><text:span text:style-name="T1">pwd</text:span> <text:s/>показать текущюю директорию</text:p>
      <text:p text:style-name="P19"/>
      <text:p text:style-name="P19"><text:span text:style-name="T1">l</text:span><text:span text:style-name="T3">s</text:span><text:span text:style-name="T4"> <text:s/>отобразить содержимое текущей директории</text:span></text:p>
      <text:p text:style-name="P21"><text:span text:style-name="T1">ls -F</text:span> <text:s/>отобразить содержимое текущей директории с добавлением к именам символов, храктеризующих тип</text:p>
      <text:p text:style-name="P21"><text:span text:style-name="T1">ls -l</text:span> <text:s/>показать детализированое представление файлов и директорий в текущей директории</text:p>
      <text:p text:style-name="P21"><text:span text:style-name="T1">ls -a</text:span> <text:s/>показать скрытые файлы и директории в текущей директории</text:p>
      <text:p text:style-name="P21"><text:span text:style-name="T1">ls *[0-9]*</text:span> <text:s/>показать файлы и директории содержащие в имени цифры</text:p>
      <text:p text:style-name="P21"><text:span text:style-name="T1">ls -ahl</text:span> всех лучше)</text:p>
      <text:p text:style-name="P19"/>
      <text:p text:style-name="P22"><text:span text:style-name="T1">tree</text:span> <text:s/>показать дерево файлов и директорий, начиная от корня (/)</text:p>
      <text:p text:style-name="P19"/>
      <text:p text:style-name="P23"><text:span text:style-name="T1">mkdir dir1</text:span> <text:s/>создать директорию с именем 'dir1'</text:p>
      <text:p text:style-name="P23"><text:span text:style-name="T1">mkdir dir1 dir2</text:span> <text:s/>создать две директории одновременно</text:p>
      <text:p text:style-name="P23"><text:span text:style-name="T1">mkdir -p /tmp/dir1/dir2 </text:span><text:s/>создать дерево директорий</text:p>
      <text:p text:style-name="P23"><text:span text:style-name="T1">touch название_файла</text:span> <text:s/>создает файл</text:p>
      <text:p text:style-name="P19"/>
      <text:p text:style-name="P19"/>
      <text:p text:style-name="P19"/>
      <text:p text:style-name="P24"><text:span text:style-name="T1">rm -f file1</text:span> <text:s/>удалить файл с именем 'file1'</text:p>
      <text:p text:style-name="P24"><text:span text:style-name="T1">rmdir dir1 </text:span><text:s/>удалить директорию с именем 'dir1'</text:p>
      <text:p text:style-name="P24"><text:span text:style-name="T1">rm -rf dir1 </text:span><text:s/>удалить директорию с именем 'dir1' и рекурсивно всё её содержимое</text:p>
      <text:p text:style-name="P24"><text:span text:style-name="T1">rm -rf dir1 dir2 </text:span><text:s/>удалить две директории и рекурсивно их содержимое</text:p>
      <text:p text:style-name="P19"/>
      <text:p text:style-name="P22"><text:span text:style-name="T1">mv dir1 new_dir</text:span> <text:s/>переименовать или переместить файл или директорию</text:p>
      <text:p text:style-name="P19"/>
      <text:p text:style-name="P23"><text:span text:style-name="T1">cp file1 file2</text:span> <text:s/>сопировать файл file1 в файл file2</text:p>
      <text:p text:style-name="P23"><text:span text:style-name="T1">cp dir/* .</text:span> <text:s/>копировать все файлы директории dir в текущую директорию</text:p>
      <text:p text:style-name="P23"><text:span text:style-name="T1">cp -a /tmp/dir1 . </text:span><text:s/>копировать директорию dir1 со всем содержимым в текущую директорию</text:p>
      <text:p text:style-name="P23"><text:span text:style-name="T1">cp -a dir1 dir2</text:span> <text:s/>копировать директорию dir1 в директорию dir2</text:p>
      <text:p text:style-name="P19"/>
      <text:p text:style-name="P25"><text:span text:style-name="T1">man название_команды</text:span> <text:s/>получим справку о команде, для выхода </text:p>
      <text:p text:style-name="P25">q</text:p>
      <text:p text:style-name="P19"/>
      <text:p text:style-name="P26"><text:span text:style-name="T1">clear</text:span> очистит экран тарминала</text:p>
      <text:p text:style-name="P19"/>
      <text:p text:style-name="P27"><text:span text:style-name="T1">exit</text:span> выход из терминала</text:p>
      <text:h text:style-name="P41" text:outline-level="3"><text:soft-page-break/></text:h>
      <text:h text:style-name="P41" text:outline-level="3"/>
      <text:h text:style-name="P41" text:outline-level="3">Установка и удаление программ</text:h>
      <text:p text:style-name="Preformatted_20_Text"/>
      <text:p text:style-name="P14"><text:span text:style-name="T1">apt-get istall application_name </text:span><text:s text:c="3"/>установить приложение application_name</text:p>
      <text:p text:style-name="P13"/>
      <text:p text:style-name="P15"><text:span text:style-name="T1">sudo dpkg -l </text:span><text:s/>выводим список приложений, находим наше, копируем <text:span text:style-name="T1">название</text:span></text:p>
      <text:p text:style-name="P15"><text:span text:style-name="T1">sudo apt remove название </text:span><text:s/>удалить приложение</text:p>
      <text:p text:style-name="P30">sudo apt autoremove <text:span text:style-name="T10">подчистить после удаления все</text:span></text:p>
      <text:p text:style-name="Preformatted_20_Text"/>
      <text:p text:style-name="P40"><text:span text:style-name="T33">sudo apt-get update --fix-missing</text:span><text:line-break/><text:span text:style-name="T33">sudo apt-get install -f</text:span></text:p>
      <text:p text:style-name="P43">чиним сломанные пакеты</text:p>
      <text:p text:style-name="P43"/>
      <text:p text:style-name="P43">sudo dpkg --configure -a<text:line-break/>sudo apt-get clean<text:line-break/>sudo apt-get update</text:p>
      <text:p text:style-name="P44">чиним если вариант выше не сработал</text:p>
      <text:p text:style-name="P44"/>
      <text:p text:style-name="Preformatted_20_Text"/>
      <text:p text:style-name="Preformatted_20_Text"/>
      <text:p text:style-name="Preformatted_20_Text"/>
      <text:p text:style-name="Preformatted_20_Text"/>
      <text:h text:style-name="P42" text:outline-level="3"/>
      <text:h text:style-name="P42" text:outline-level="3"/>
      <text:h text:style-name="P42" text:outline-level="3">Работа с виртуальным окружением</text:h>
      <text:p text:style-name="P9">sudo apt install python3-venv <text:s/><text:span text:style-name="T7">устанавливаем библиотеку для виртуального окружени (Не говорю про ПИП и сам ПИТОН, это все уже должно быть установленно)</text:span></text:p>
      <text:p text:style-name="P11"/>
      <text:p text:style-name="P10">mkdir название<text:span text:style-name="T6"> <text:s/>создаем директорию где будем создавать Вирт</text:span><text:span text:style-name="T9">уальное </text:span><text:span text:style-name="T6">Окр</text:span><text:span text:style-name="T9">ужение, далее</text:span><text:span text:style-name="T6"> (ВО) </text:span><text:span text:style-name="T8">и переходим в нее </text:span></text:p>
      <text:p text:style-name="P12"/>
      <text:p text:style-name="P33"><text:span text:style-name="T13">/usr/bin/python3 -m venv </text:span><text:span text:style-name="T14">название_ВО</text:span><text:span text:style-name="T5"> <text:s text:c="2"/></text:span><text:span text:style-name="T16">создаем ВО</text:span></text:p>
      <text:p text:style-name="P33"><text:span text:style-name="T13">source </text:span><text:span text:style-name="T15">название_ВО</text:span><text:span text:style-name="T13">/bin/activate</text:span> <text:s/><text:span text:style-name="T17">активируем ВО</text:span></text:p>
      <text:p text:style-name="P32">pip install название_библиотек<text:span text:style-name="T6"> <text:s/>устанавливаем необходимые библиотеки и приложения можно в одну строчку перечислить все необходимое (seaborn numpy matplotlib pandas sklearn jupyter-notebook)</text:span></text:p>
      <text:p text:style-name="P34"><text:span text:style-name="T12">deactivate</text:span><text:span text:style-name="T6"> <text:s/></text:span><text:span text:style-name="T19">деактивируем ВО</text:span></text:p>
      <text:p text:style-name="P31"><text:soft-page-break/></text:p>
      <text:p text:style-name="P31"/>
      <text:p text:style-name="P3"/>
      <text:h text:style-name="P42" text:outline-level="3"/>
      <text:h text:style-name="P42" text:outline-level="3"/>
      <text:h text:style-name="P42" text:outline-level="3">Работа с Git</text:h>
      <text:p text:style-name="P1"/>
      <text:p text:style-name="P2"><text:s text:c="2"/><text:span text:style-name="T35">Переходим в наш репозиторый где храняться данные нашего проекта который мы хотим залить на гит</text:span></text:p>
      <text:p text:style-name="P4"><text:s/><text:span text:style-name="T2">git init</text:span><text:span text:style-name="T20"> <text:s/>п</text:span><text:span text:style-name="T28">еред тем как git начнет отслеживать изменения, нужно подготовить все необходимые конфигурационные файлы. </text:span><text:span text:style-name="T29">С</text:span><text:span text:style-name="T28">начала инициализируем пустой репозиторий в нашей папке</text:span></text:p>
      <text:p text:style-name="P6"><text:span text:style-name="T13">git add .</text:span><text:span text:style-name="T1"> </text:span><text:s/><text:span text:style-name="T11">После того как репозиторий будет создан, вам нужно добавить свои файлы в него. Каждый файл нужно добавлять отдельно или сказать утилите, что необходимо добавить все файлы явно. Пока вы не добавите файл сам он не будет отслеживаться. Новые файлы в будущем тоже нужно добавлять, они не добавляются автоматически.  Сначала добавим текущую папку, </text:span><text:span text:style-name="T18">Если все прошло хорошо, то команда ничего не выведет.</text:span></text:p>
      <text:p text:style-name="P8"><text:span text:style-name="T22">git commit -m "</text:span><text:span text:style-name="T23">Ваш_комментарий</text:span><text:span text:style-name="T22">" -a </text:span><text:span text:style-name="T25"><text:s/>Изменения тоже автоматически не отслеживаются. Фиксация изменений выполняется с помощью команды commit. Вам нужно указать что было изменено с помощью небольшого комментария, буквально в несколько предложений. Хорошая практика выполнять фиксацию перед каждым серьезным изменением.</text:span></text:p>
      <text:p text:style-name="P36">Таким образом, вы будете хранить все версии проекта, от самой первой и до текущей, а также сможете знать что, когда и где было изменено. Чтобы создать свой первый коммит выполните <text:span text:style-name="T40">эту команду</text:span></text:p>
      <text:p text:style-name="P7">Но это корректно только для первого комита всех файлов, далее нам нужно будет коммитить изменения именно в тех файлах которые нам нужны и в которые вносили изменения</text:p>
      <text:p text:style-name="P5"><text:span text:style-name="T31">git commit -m '</text:span><text:span text:style-name="T32">Ваш_комментарий</text:span><text:span text:style-name="T31">' </text:span><text:span text:style-name="T32">название_файла</text:span><text:span text:style-name="T31">.</text:span><text:span text:style-name="T32">расширение_файла </text:span><text:span text:style-name="T30">добавляем коммит одного файла, внимание, если файл новый то как и все новые файлы его необходимо проинициализироват\индексировать командой </text:span><text:span text:style-name="T32">git add</text:span><text:span text:style-name="T30"> </text:span><text:span text:style-name="T32">название_файла</text:span><text:span text:style-name="T31">.</text:span><text:span text:style-name="T32">расширение_файла </text:span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29"><text:span text:style-name="T38">git remote add origin </text:span><text:a xlink:type="simple" xlink:href="https://github.com/Название_вашего_профиля_в_гит/название_вашей_директории_содержимое_которой_заливется_на_гит.git" text:style-name="Internet_20_link" text:visited-style-name="Visited_20_Internet_20_Link"><text:span text:style-name="T38">https://github.com/</text:span></text:a><text:a xlink:type="simple" xlink:href="https://github.com/Название_вашего_профиля_в_гит/название_вашей_директории_содержимое_которой_заливется_на_гит.git" text:style-name="Internet_20_link" text:visited-style-name="Visited_20_Internet_20_Link"><text:span text:style-name="T39">Название_вашего_профиля_в_гит/название_вашей_директории_содержимое_которой_заливется_на_гит.git</text:span></text:a></text:p>
      <text:p text:style-name="P17"/>
      <text:p text:style-name="Preformatted_20_Text"><text:span text:style-name="T37">(пример </text:span><text:span text:style-name="T36">git remote add origin </text:span><text:a xlink:type="simple" xlink:href="https://github.com/2BunniesIn1python/test_dir.git" text:style-name="Internet_20_link" text:visited-style-name="Visited_20_Internet_20_Link"><text:span text:style-name="T36">https://github.com/2BunniesIn1python/test_dir.git</text:span></text:a><text:span text:style-name="T37">)</text:span></text:p>
      <text:p text:style-name="P28"/>
      <text:p text:style-name="P35"><text:span text:style-name="T41">д</text:span>о этого момента мы делали все в локальном репозитории. Вы можете использовать git локально, если нужен только контроль версий, но иногда нужно обменяться информацией с другими разработчиками и отправить данные в удаленный репозиторий. Сначала нужно добавить удаленный репозиторий с помощью команды remote. Для этого нужно передать ей URL</text:p>
      <text:p text:style-name="P37"><text:span text:style-name="Source_20_Text"><text:span text:style-name="T21"> </text:span></text:span><text:span text:style-name="Source_20_Text"><text:span text:style-name="T24">git push origin master </text:span></text:span><text:span text:style-name="Source_20_Text"><text:span text:style-name="T26">Теперь для отправки ваших изменений используйте такую команду</text:span></text:span><text:span text:style-name="Source_20_Text"><text:span text:style-name="T24">, </text:span></text:span><text:span text:style-name="Source_20_Text"><text:span text:style-name="T27">далее потребуется ввести имя профиля на гит и пароль</text:span></text:span></text:p>
      <text:p text:style-name="P38"><text:span text:style-name="Source_20_Text"><text:span text:style-name="T27">(в моем случае не удавалось залить данные и постоянно была ошибка not found repositories пока я не создал репозиторий на сайте гитхаба вручную, только после этого все запушилось как надо)</text:span></text:span></text:p>
      <text:p text:style-name="P39"><text:a xlink:type="simple" xlink:href="https://losst.ru/wp-content/uploads/2017/01/git10.png" text:style-name="Internet_20_link" text:visited-style-name="Visited_20_Internet_20_Link"><text:span text:style-name="T34"><text:line-break/></text:span></text:a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"/>
    <style:font-face style:name="YS Text Optional" svg:font-family="'YS Text Optional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30T14:40:50.980263670</dc:date>
    <meta:editing-duration>PT2H6M32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4" meta:paragraph-count="62" meta:word-count="725" meta:character-count="5179" meta:non-whitespace-character-count="4466"/>
  </office:meta>
</office:document-meta>
</file>